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margin-top="0.1666in"/>
    </style:style>
    <style:style style:name="P3" style:parent-style-name="Normalny" style:family="paragraph">
      <style:paragraph-properties fo:text-align="end" fo:margin-top="0.1666in"/>
    </style:style>
  </office:automatic-styles>
  <office:body>
    <office:text text:use-soft-page-breaks="true">
      <text:p text:style-name="P1">Nazwa „Meander Kaszuba” powstała podczas akcji Mirka Kopertowskiego i Arka Kusa, z dnia 26 lipca 2016, na której nie został on zbadany z powodu braku energii w akumulatorze do wiertarki.</text:p>
      <text:p text:style-name="P2">Meander Kaszuba rozpoczyna się<text:s/>w „Dorzeczu”<text:s/>obszerną ok. 2-3 m średnicy, rurą wznoszącą się pod kątem ok. 20 stopni. W dnie rury<text:s/>wije się wąski, ok. 0,4 m szerokości meander. Po kilku metrach pochylni meander staje się obszerniejszy, ok. 0,7 -1,2 m szerokości, o wysokości <text:s/>ok. 30 m. Dnem meandra płynie woda<text:s/>w kierunku „Dorzecza”.<text:s/>Poruszamy się dalej meandrem ok. 8-10 m nad dnem. Po kilkudziesięciu metrach w prawej orograficznie ścianie meandra dopływa woda w postaci deszczu<text:s/>jaskiniowego tworząc boczną studzienkę. Aby uniknąć wody podchodzimy w górę meandra ok. 15 m. Po kilku metrach<text:s/>trafiamy na stare suche dno meandra (poniżej w młodszej części meandra słychać płynącą wodę). Po pokonaniu przewężenia i kolejnych kilku metrach meander wpada do dużej niemal okrągłej „Sali z Błotospadem” o średnicy niemal 30 m.<text:s/>Na spągu sali znajduje się zawalisko<text:s/>(w środkowej części sali pomiędzy wantami widać pustkę ok. 10 m).<text:s/>W południowej części sali, po wspięciu się błotną pochylnią, pod stropem, znajduje się korytarz (1 m szerokości, 2-3 m wysokości). Korytarz ten wymaga zbadania (wpada do kolejnej błotnej sali). W północno-wschodniej części sali znajduje się kontynuacja meandra (także do zbadania), z<text:s/>kolei w zachodniej części odchodzi pochylnia<text:s/>schodząca w kierunku centrum sali<text:s/>(nachylenie ok. -40 stopni).<text:s/></text:p>
      <text:p text:style-name="P3">Karol Makowski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NYVAIO</meta:initial-creator>
    <dc:creator>SONYVAIO</dc:creator>
    <meta:creation-date>2016-07-30T13:01:00Z</meta:creation-date>
    <dc:date>2016-07-30T14:51:00Z</dc:date>
    <meta:template xlink:href="Normal.dotm" xlink:type="simple"/>
    <meta:editing-cycles>4</meta:editing-cycles>
    <meta:editing-duration>PT6600S</meta:editing-duration>
    <meta:document-statistic meta:page-count="1" meta:paragraph-count="3" meta:word-count="216" meta:character-count="1515" meta:row-count="10" meta:non-whitespace-character-count="1302"/>
  </office:meta>
</office:document-meta>
</file>